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2287447329244735254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1635502538490563197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8046131277559231581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  <text:list-item>
          <text:p text:style-name="P3">Exception</text:p>
          <text:list>
            <text:list-item>
              <text:list>
                <text:list-item>
                  <text:p text:style-name="P3">problem internal to your program</text:p>
                </text:list-item>
                <text:list-item>
                  <text:p text:style-name="P3">recoverable</text:p>
                </text:list-item>
              </text:list>
            </text:list-item>
            <text:list-item>
              <text:p text:style-name="P3">Unchecked or Runtime Exceptions</text:p>
              <text:list>
                <text:list-item>
                  <text:p text:style-name="P3">should not be caught</text:p>
                  <text:list>
                    <text:list-item>
                      <text:p text:style-name="P3">ex: IndexOutOfBounds</text:p>
                    </text:list-item>
                    <text:list-item>
                      <text:p text:style-name="P3">Null Pointer</text:p>
                    </text:list-item>
                  </text:list>
                </text:list-item>
                <text:list-item>
                  <text:p text:style-name="P3">Refactor your code instead</text:p>
                </text:list-item>
              </text:list>
            </text:list-item>
            <text:list-item>
              <text:p text:style-name="P3">Checked or Compiletime Exceptions</text:p>
              <text:list>
                <text:list-item>
                  <text:p text:style-name="P3">should be caught</text:p>
                  <text:list>
                    <text:list-item>
                      <text:p text:style-name="P3">eg:IOException</text:p>
                    </text:list-item>
                  </text:list>
                </text:list-item>
              </text:list>
            </text:list-item>
            <text:list-item>
              <text:p text:style-name="P3">How to handle or 'catch' exceptions</text:p>
              <text:list>
                <text:list-item>
                  <text:p text:style-name="P3">Ducking → “throws”</text:p>
                  <text:list>
                    <text:list-item>
                      <text:p text:style-name="P3">passes exceptions up the hierarchy </text:p>
                    </text:list-item>
                  </text:list>
                </text:list-item>
                <text:list-item>
                  <text:p text:style-name="P3">Try/Catch Block</text:p>
                  <text:list>
                    <text:list-item>
                      <text:p text:style-name="P3"><text:soft-page-break/>starts with a 'try' code block and ends with a 'catch' block</text:p>
                    </text:list-item>
                    <text:list-item>
                      <text:p text:style-name="P3">'finally' options runs no matter wha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Error</text:p>
          <text:list>
            <text:list-item>
              <text:list>
                <text:list-item>
                  <text:p text:style-name="P3">problem external to your program</text:p>
                </text:list-item>
                <text:list-item>
                  <text:p text:style-name="P3">fatal</text:p>
                </text:list-item>
              </text:list>
            </text:list-item>
          </text:list>
        </text:list-item>
        <text:list-item>
          <text:p text:style-name="P3">Final</text:p>
          <text:list>
            <text:list-item>
              <text:p text:style-name="P3">see final keyword earlier</text:p>
            </text:list-item>
          </text:list>
        </text:list-item>
        <text:list-item>
          <text:p text:style-name="P3">Finally</text:p>
          <text:list>
            <text:list-item>
              <text:p text:style-name="P3">option to run no matter what before terminating</text:p>
            </text:list-item>
          </text:list>
        </text:list-item>
        <text:list-item>
          <text:p text:style-name="P3">Finalized</text:p>
          <text:list>
            <text:list-item>
              <text:p text:style-name="P3">used with garbage collection</text:p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3:39:05.47</dc:date>
    <meta:editing-duration>PT8H2M16S</meta:editing-duration>
    <meta:editing-cycles>27</meta:editing-cycles>
    <meta:generator>OpenOffice/4.1.3$Win32 OpenOffice.org_project/413m1$Build-9783</meta:generator>
    <meta:document-statistic meta:table-count="2" meta:image-count="0" meta:object-count="0" meta:page-count="5" meta:paragraph-count="214" meta:word-count="876" meta:character-count="4573"/>
  </office:meta>
</office:document-meta>
</file>